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198cm"/>
    </style:style>
    <style:style style:name="Table1.B" style:family="table-column">
      <style:table-column-properties style:column-width="11.80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931cm" table:align="left"/>
    </style:style>
    <style:style style:name="Table2.A" style:family="table-column">
      <style:table-column-properties style:column-width="2.764cm"/>
    </style:style>
    <style:style style:name="Table2.B" style:family="table-column">
      <style:table-column-properties style:column-width="9.16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891cm" table:align="left"/>
    </style:style>
    <style:style style:name="Table3.A" style:family="table-column">
      <style:table-column-properties style:column-width="0.944cm"/>
    </style:style>
    <style:style style:name="Table3.B" style:family="table-column">
      <style:table-column-properties style:column-width="5.249cm"/>
    </style:style>
    <style:style style:name="Table3.C" style:family="table-column">
      <style:table-column-properties style:column-width="7.698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start" style:justify-single-word="false"/>
      <style:text-properties style:font-name="C059" fo:font-size="20pt" fo:font-weight="bold" officeooo:rsid="000c94e2" officeooo:paragraph-rsid="000c94e2" style:font-size-asian="17.5pt" style:font-weight-asian="bold" style:font-size-complex="20pt" style:font-weight-complex="bold"/>
    </style:style>
    <style:style style:name="P2" style:family="paragraph" style:parent-style-name="Heading_20_3">
      <style:paragraph-properties fo:text-align="start" style:justify-single-word="false"/>
      <style:text-properties style:font-name="C059" fo:font-size="20pt" fo:font-weight="bold" officeooo:rsid="000c94e2" officeooo:paragraph-rsid="000c94e2" style:font-size-asian="17.5pt" style:font-weight-asian="bold" style:font-size-complex="20pt" style:font-weight-complex="bold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Standard">
      <style:paragraph-properties fo:text-align="center" style:justify-single-word="false"/>
      <style:text-properties style:font-name="C059" fo:font-size="20pt" fo:font-weight="bold" officeooo:rsid="000c94e2" officeooo:paragraph-rsid="000c94e2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059" fo:font-size="20pt" fo:font-weight="bold" officeooo:rsid="000c94e2" officeooo:paragraph-rsid="000c94e2" style:font-size-asian="17.5pt" style:font-weight-asian="bold" style:font-size-complex="20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 Transition/Transform – Css Animation</text:p>
      <text:p text:style-name="P5">Roadmap And Notes</text:p>
      <text:p text:style-name="P5"/>
      <text:h text:style-name="P2" text:outline-level="3">📌 <text:span text:style-name="Strong_20_Emphasis">List of Animatable Properties</text:span></text:h>
      <text:p text:style-name="Text_20_body">Ye kuch <text:span text:style-name="Strong_20_Emphasis">common animatable properties</text:span> hain jo smooth transition support karti hain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🔹 Property</text:p>
            </table:table-cell>
            <table:table-cell table:style-name="Table1.A1" office:value-type="string">
              <text:p text:style-name="Table_20_Heading">🔥 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opacity</text:span></text:p>
          </table:table-cell>
          <table:table-cell table:style-name="Table1.A1" office:value-type="string">
            <text:p text:style-name="Table_20_Contents">Element ka transparency change hota hai (fade effect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ansform</text:span></text:p>
          </table:table-cell>
          <table:table-cell table:style-name="Table1.A1" office:value-type="string">
            <text:p text:style-name="Table_20_Contents">Element ka <text:span text:style-name="Source_20_Text">scale()</text:span>, <text:span text:style-name="Source_20_Text">rotate()</text:span>, <text:span text:style-name="Source_20_Text">translate()</text:span>, <text:span text:style-name="Source_20_Text">skew()</text:span>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background-color</text:span></text:p>
          </table:table-cell>
          <table:table-cell table:style-name="Table1.A1" office:value-type="string">
            <text:p text:style-name="Table_20_Contents">Smooth color transition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lor</text:span></text:p>
          </table:table-cell>
          <table:table-cell table:style-name="Table1.A1" office:value-type="string">
            <text:p text:style-name="Table_20_Contents">Text ka color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width</text:span> / <text:span text:style-name="Source_20_Text">height</text:span></text:p>
          </table:table-cell>
          <table:table-cell table:style-name="Table1.A1" office:value-type="string">
            <text:p text:style-name="Table_20_Contents">Element ka size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x-shadow</text:span></text:p>
          </table:table-cell>
          <table:table-cell table:style-name="Table1.A1" office:value-type="string">
            <text:p text:style-name="Table_20_Contents">Shadow ka size, blur, aur color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rder-radius</text:span></text:p>
          </table:table-cell>
          <table:table-cell table:style-name="Table1.A1" office:value-type="string">
            <text:p text:style-name="Table_20_Contents">Corners smoothly round ya sharp ho sakte hai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op</text:span> / <text:span text:style-name="Source_20_Text">left</text:span> / <text:span text:style-name="Source_20_Text">right</text:span> / <text:span text:style-name="Source_20_Text">bottom</text:span></text:p>
          </table:table-cell>
          <table:table-cell table:style-name="Table1.A1" office:value-type="string">
            <text:p text:style-name="Table_20_Contents">Position smoothly change hoti hai (but prefer <text:span text:style-name="Source_20_Text">transform: translate()</text:span> for better performance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rgin</text:span> / <text:span text:style-name="Source_20_Text">padding</text:span></text:p>
          </table:table-cell>
          <table:table-cell table:style-name="Table1.A1" office:value-type="string">
            <text:p text:style-name="Table_20_Contents">Spacing smooth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letter-spacing</text:span></text:p>
          </table:table-cell>
          <table:table-cell table:style-name="Table1.A1" office:value-type="string">
            <text:p text:style-name="Table_20_Contents">Letters ke beech ka gap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line-height</text:span></text:p>
          </table:table-cell>
          <table:table-cell table:style-name="Table1.A1" office:value-type="string">
            <text:p text:style-name="Table_20_Contents">Text ki line ki height smoothly change hoti hai.</text:p>
          </table:table-cell>
        </table:table-row>
      </table:table>
      <text:p text:style-name="Horizontal_20_Line"/>
      <text:h text:style-name="Heading_20_3" text:outline-level="3">❌ <text:span text:style-name="Strong_20_Emphasis">Non-Animatable Properties</text:span> (Inme transition nahi chalega)</text:h>
      <text:p text:style-name="Text_20_body">Ye properties <text:span text:style-name="Strong_20_Emphasis">suddenly change hoti hain</text:span>, smoothly nahi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🔴 Property</text:p>
            </table:table-cell>
            <table:table-cell table:style-name="Table2.A1" office:value-type="string">
              <text:p text:style-name="Table_20_Heading">❌ Kyu Animate Nahi Hoti?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display</text:span></text:p>
          </table:table-cell>
          <table:table-cell table:style-name="Table2.A1" office:value-type="string">
            <text:p text:style-name="Table_20_Contents"><text:span text:style-name="Source_20_Text">none</text:span> se <text:span text:style-name="Source_20_Text">block</text:span> ya <text:span text:style-name="Source_20_Text">flex</text:span> ka transition nahi hota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isibility</text:span></text:p>
          </table:table-cell>
          <table:table-cell table:style-name="Table2.A1" office:value-type="string">
            <text:p text:style-name="Table_20_Contents"><text:span text:style-name="Source_20_Text">hidden</text:span> se <text:span text:style-name="Source_20_Text">visible</text:span> ka transition nahi hota.</text:p>
          </table:table-cell>
        </table:table-row>
        <table:table-row>
          <table:table-cell table:style-name="Table2.A1" office:value-type="string">
            <text:p text:style-name="Table_20_Contents"><text:span text:style-name="Source_20_Text">z-index</text:span></text:p>
          </table:table-cell>
          <table:table-cell table:style-name="Table2.A1" office:value-type="string">
            <text:p text:style-name="Table_20_Contents">Layer order directly change hota hai, smooth nahi.</text:p>
          </table:table-cell>
        </table:table-row>
        <table:table-row>
          <table:table-cell table:style-name="Table2.A1" office:value-type="string">
            <text:p text:style-name="Table_20_Contents"><text:span text:style-name="Source_20_Text">position</text:span></text:p>
          </table:table-cell>
          <table:table-cell table:style-name="Table2.A1" office:value-type="string">
            <text:p text:style-name="Table_20_Contents"><text:span text:style-name="Source_20_Text">absolute</text:span>, <text:span text:style-name="Source_20_Text">relative</text:span>, <text:span text:style-name="Source_20_Text">fixed</text:span> smooth nahi hota.</text:p>
          </table:table-cell>
        </table:table-row>
      </table:table>
      <text:p text:style-name="Text_20_body">👉 <text:span text:style-name="Strong_20_Emphasis">Pro Tip:</text:span><text:line-break/>Agar <text:span text:style-name="Source_20_Text">display</text:span> ya <text:span text:style-name="Source_20_Text">visibility</text:span> animate karni ho, to <text:span text:style-name="Source_20_Text">opacity</text:span> aur <text:span text:style-name="Source_20_Text">transform: scale(0/1)</text:span> ka use karo! 🔥</text:p>
      <text:p text:style-name="Horizontal_20_Line"/>
      <text:h text:style-name="Heading_20_3" text:outline-level="3">✅ <text:span text:style-name="Strong_20_Emphasis">Example: Animatable Properties in Action</text:span></text:h>
      <text:p text:style-name="Preformatted_20_Text">css</text:p>
      <text:p text:style-name="Preformatted_20_Text">CopyEdit</text:p>
      <text:p text:style-name="P3"><text:span text:style-name="Source_20_Text">.skills-card-container {</text:span></text:p>
      <text:p text:style-name="P3"><text:span text:style-name="Source_20_Text"><text:s text:c="4"/>width: 200px;</text:span></text:p>
      <text:p text:style-name="P3"><text:span text:style-name="Source_20_Text"><text:s text:c="4"/>height: 100px;</text:span></text:p>
      <text:p text:style-name="P3"><text:span text:style-name="Source_20_Text"><text:s text:c="4"/>background-color: blue;</text:span></text:p>
      <text:p text:style-name="P3"><text:span text:style-name="Source_20_Text"><text:s text:c="4"/>transition: background-color 0.5s ease, transform 0.5s ease;</text:span></text:p>
      <text:p text:style-name="P3"><text:span text:style-name="Source_20_Text">}</text:span></text:p>
      <text:p text:style-name="P3"><text:soft-page-break/></text:p>
      <text:p text:style-name="P3"><text:span text:style-name="Source_20_Text">.skills-card-container:hover {</text:span></text:p>
      <text:p text:style-name="P3"><text:span text:style-name="Source_20_Text"><text:s text:c="4"/>background-color: red; /* Color change smoothly */</text:span></text:p>
      <text:p text:style-name="P3"><text:span text:style-name="Source_20_Text"><text:s text:c="4"/>transform: scale(1.2); /* Size smoothly bada */</text:span></text:p>
      <text:p text:style-name="P4"><text:span text:style-name="Source_20_Text">}</text:span></text:p>
      <text:p text:style-name="Text_20_body">🛠 <text:span text:style-name="Strong_20_Emphasis">Result:</text:span> Jab mouse hover karega to <text:span text:style-name="Strong_20_Emphasis">color aur size smoothly change hoga</text:span>.</text:p>
      <text:p text:style-name="Horizontal_20_Line"/>
      <text:h text:style-name="Heading_20_3" text:outline-level="3">💡 <text:span text:style-name="Strong_20_Emphasis">Final Thought</text:span></text:h>
      <text:list xml:id="list4134056445" text:style-name="L1">
        <text:list-item>
          <text:p text:style-name="P8"><text:span text:style-name="Strong_20_Emphasis">Har CSS property animatable nahi hoti</text:span>.</text:p>
        </text:list-item>
        <text:list-item>
          <text:p text:style-name="P8"><text:span text:style-name="Strong_20_Emphasis">MDN Docs check karo ya khud try karo</text:span> to confirm karo.</text:p>
        </text:list-item>
        <text:list-item>
          <text:p text:style-name="P7"><text:span text:style-name="Strong_20_Emphasis">Best performance ke liye </text:span><text:span text:style-name="Strong_20_Emphasis"><text:span text:style-name="Source_20_Text">transform</text:span></text:span><text:span text:style-name="Strong_20_Emphasis"> aur </text:span><text:span text:style-name="Strong_20_Emphasis"><text:span text:style-name="Source_20_Text">opacity</text:span></text:span><text:span text:style-name="Strong_20_Emphasis"> use karo</text:span>, kyunki ye GPU optimized hote hain. 🚀</text:p>
        </text:list-item>
      </text:list>
      <text:p text:style-name="Text_20_body">Koi aur confusion ho to puchh sakte ho bhai! 😃</text:p>
      <text:p text:style-name="Text_20_body">4o</text:p>
      <text:h text:style-name="Heading_20_5" text:outline-level="5">You said:</text:h>
      <text:p text:style-name="Text_20_body">yrr ye sab sikhne me to time lagega or details wise practice krni hogi step byy step aage badhna hoga isme to ?</text:p>
      <text:h text:style-name="Heading_20_6" text:outline-level="6">ChatGPT said:</text:h>
      <text:p text:style-name="Text_20_body">Haan bhai, <text:span text:style-name="Strong_20_Emphasis">CSS animations aur transitions</text:span> ko <text:span text:style-name="Strong_20_Emphasis">properly sikhne ke liye step-by-step practice</text:span> karni padegi. Agar <text:span text:style-name="Strong_20_Emphasis">ek saath sab seekhne ki koshish karoge to confuse ho sakte ho</text:span>. Best yahi hoga ki <text:span text:style-name="Strong_20_Emphasis">chhoti-chhoti cheezein ek-ek karke sikho aur practice karo</text:span>, fir gradually aage badho.</text:p>
      <text:p text:style-name="Horizontal_20_Line"/>
      <text:h text:style-name="Heading_20_2" text:outline-level="2">✅ <text:span text:style-name="Strong_20_Emphasis">Step-by-Step Learning Plan (CSS Animations &amp; Transitions)</text:span></text:h>
      <text:p text:style-name="Text_20_body">Har step ko <text:span text:style-name="Strong_20_Emphasis">2-3 din practice</text:span> karna aur <text:span text:style-name="Strong_20_Emphasis">chhoti-chhoti experiments</text:span> karte jana. 🚀</text:p>
      <text:h text:style-name="Heading_20_3" text:outline-level="3">🔹 <text:span text:style-name="Strong_20_Emphasis">Step 1: Basic Transitions (Smooth Effects)</text:span></text:h>
      <text:p text:style-name="Text_20_body">👉 Pehle <text:span text:style-name="Strong_20_Emphasis">basic transitions</text:span> samjho aur sirf <text:span text:style-name="Source_20_Text">opacity</text:span>, <text:span text:style-name="Source_20_Text">transform</text:span>, <text:span text:style-name="Source_20_Text">background-color</text:span> pe practice karo.<text:line-break/>✅ <text:span text:style-name="Strong_20_Emphasis">Practice Task 1:</text:span></text:p>
      <text:list xml:id="list1505942332" text:style-name="L2">
        <text:list-item>
          <text:p text:style-name="P10">Ek <text:span text:style-name="Source_20_Text">div</text:span> banao jo <text:span text:style-name="Strong_20_Emphasis">hover hone par color change kare</text:span> smoothly.</text:p>
        </text:list-item>
        <text:list-item>
          <text:p text:style-name="P9">Dusra <text:span text:style-name="Source_20_Text">div</text:span> banao jo <text:span text:style-name="Strong_20_Emphasis">hover hone par thoda zoom ho jaye (scale effect)</text:span>.</text:p>
        </text:list-item>
      </text:list>
      <text:p text:style-name="Preformatted_20_Text">css</text:p>
      <text:p text:style-name="Preformatted_20_Text">CopyEdit</text:p>
      <text:p text:style-name="P3"><text:span text:style-name="Source_20_Text">.box {</text:span></text:p>
      <text:p text:style-name="P3"><text:span text:style-name="Source_20_Text"><text:s text:c="4"/>width: 100px;</text:span></text:p>
      <text:p text:style-name="P3"><text:span text:style-name="Source_20_Text"><text:s text:c="4"/>height: 100px;</text:span></text:p>
      <text:p text:style-name="P3"><text:span text:style-name="Source_20_Text"><text:s text:c="4"/>background-color: blue;</text:span></text:p>
      <text:p text:style-name="P3"><text:span text:style-name="Source_20_Text"><text:s text:c="4"/>transition: background-color 0.5s ease, transform 0.5s ease;</text:span></text:p>
      <text:p text:style-name="P3"><text:span text:style-name="Source_20_Text">}</text:span></text:p>
      <text:p text:style-name="P3"/>
      <text:p text:style-name="P3"><text:soft-page-break/><text:span text:style-name="Source_20_Text">.box:hover {</text:span></text:p>
      <text:p text:style-name="P3"><text:span text:style-name="Source_20_Text"><text:s text:c="4"/>background-color: red;</text:span></text:p>
      <text:p text:style-name="P3"><text:span text:style-name="Source_20_Text"><text:s text:c="4"/>transform: scale(1.2);</text:span></text:p>
      <text:p text:style-name="P4"><text:span text:style-name="Source_20_Text">}</text:span></text:p>
      <text:p text:style-name="Text_20_body">🔥 <text:span text:style-name="Strong_20_Emphasis">Expected Result:</text:span> Mouse le jaate hi <text:span text:style-name="Strong_20_Emphasis">color change aur size increase smoothly hoga</text:span>.</text:p>
      <text:p text:style-name="Horizontal_20_Line"/>
      <text:h text:style-name="Heading_20_3" text:outline-level="3">🔹 <text:span text:style-name="Strong_20_Emphasis">Step 2: Different Transition Timing Functions</text:span></text:h>
      <text:p text:style-name="Text_20_body">👉 <text:span text:style-name="Strong_20_Emphasis">Timing functions</text:span> samjho aur <text:span text:style-name="Strong_20_Emphasis">ease, ease-in, ease-out, ease-in-out, linear</text:span> ka effect dekho.<text:line-break/>✅ <text:span text:style-name="Strong_20_Emphasis">Practice Task 2:</text:span></text:p>
      <text:list xml:id="list220061939" text:style-name="L3">
        <text:list-item>
          <text:p text:style-name="P12">Ek <text:span text:style-name="Source_20_Text">div</text:span> me <text:span text:style-name="Strong_20_Emphasis">ease-in, ease-out, ease-in-out, linear</text:span> transitions use karke test karo.</text:p>
        </text:list-item>
        <text:list-item>
          <text:p text:style-name="P11">Dekho kaunsa <text:span text:style-name="Strong_20_Emphasis">kaisa feel deta hai</text:span>.</text:p>
        </text:list-item>
      </text:list>
      <text:p text:style-name="Preformatted_20_Text">css</text:p>
      <text:p text:style-name="Preformatted_20_Text">CopyEdit</text:p>
      <text:p text:style-name="P3"><text:span text:style-name="Source_20_Text">.box {</text:span></text:p>
      <text:p text:style-name="P3"><text:span text:style-name="Source_20_Text"><text:s text:c="4"/>width: 100px;</text:span></text:p>
      <text:p text:style-name="P3"><text:span text:style-name="Source_20_Text"><text:s text:c="4"/>height: 100px;</text:span></text:p>
      <text:p text:style-name="P3"><text:span text:style-name="Source_20_Text"><text:s text:c="4"/>background-color: blue;</text:span></text:p>
      <text:p text:style-name="P3"><text:span text:style-name="Source_20_Text"><text:s text:c="4"/>transition: transform 0.5s ease-in-out;</text:span></text:p>
      <text:p text:style-name="P3"><text:span text:style-name="Source_20_Text">}</text:span></text:p>
      <text:p text:style-name="P3"/>
      <text:p text:style-name="P3"><text:span text:style-name="Source_20_Text">.box:hover {</text:span></text:p>
      <text:p text:style-name="P3"><text:span text:style-name="Source_20_Text"><text:s text:c="4"/>transform: scale(1.2);</text:span></text:p>
      <text:p text:style-name="P4"><text:span text:style-name="Source_20_Text">}</text:span></text:p>
      <text:p text:style-name="Text_20_body">🔥 <text:span text:style-name="Strong_20_Emphasis">Expected Result:</text:span> Hover karne pe smooth zoom-in hoga.</text:p>
      <text:p text:style-name="Horizontal_20_Line"/>
      <text:h text:style-name="Heading_20_3" text:outline-level="3">🔹 <text:span text:style-name="Strong_20_Emphasis">Step 3: Animatable Properties (Try Different Transitions)</text:span></text:h>
      <text:p text:style-name="Text_20_body">👉 <text:span text:style-name="Strong_20_Emphasis"><text:span text:style-name="Source_20_Text">width</text:span></text:span><text:span text:style-name="Strong_20_Emphasis">, </text:span><text:span text:style-name="Strong_20_Emphasis"><text:span text:style-name="Source_20_Text">height</text:span></text:span><text:span text:style-name="Strong_20_Emphasis">, </text:span><text:span text:style-name="Strong_20_Emphasis"><text:span text:style-name="Source_20_Text">box-shadow</text:span></text:span><text:span text:style-name="Strong_20_Emphasis">, </text:span><text:span text:style-name="Strong_20_Emphasis"><text:span text:style-name="Source_20_Text">border-radius</text:span></text:span><text:span text:style-name="Strong_20_Emphasis">, </text:span><text:span text:style-name="Strong_20_Emphasis"><text:span text:style-name="Source_20_Text">letter-spacing</text:span></text:span> pe transition lagao aur dekho effect kaisa lagta hai.<text:line-break/>✅ <text:span text:style-name="Strong_20_Emphasis">Practice Task 3:</text:span></text:p>
      <text:list xml:id="list3069195989" text:style-name="L4">
        <text:list-item>
          <text:p text:style-name="P13">Ek <text:span text:style-name="Source_20_Text">div</text:span> banao jo <text:span text:style-name="Strong_20_Emphasis">hover hone pe border-radius aur shadow smoothly change kare</text:span>.</text:p>
        </text:list-item>
      </text:list>
      <text:p text:style-name="Preformatted_20_Text">css</text:p>
      <text:p text:style-name="Preformatted_20_Text">CopyEdit</text:p>
      <text:p text:style-name="P3"><text:span text:style-name="Source_20_Text">.box {</text:span></text:p>
      <text:p text:style-name="P3"><text:span text:style-name="Source_20_Text"><text:s text:c="4"/>width: 100px;</text:span></text:p>
      <text:p text:style-name="P3"><text:span text:style-name="Source_20_Text"><text:s text:c="4"/>height: 100px;</text:span></text:p>
      <text:p text:style-name="P3"><text:span text:style-name="Source_20_Text"><text:s text:c="4"/>background-color: blue;</text:span></text:p>
      <text:p text:style-name="P3"><text:span text:style-name="Source_20_Text"><text:s text:c="4"/>transition: border-radius 0.5s ease, box-shadow 0.5s ease;</text:span></text:p>
      <text:p text:style-name="P3"><text:span text:style-name="Source_20_Text">}</text:span></text:p>
      <text:p text:style-name="P3"/>
      <text:p text:style-name="P3"><text:span text:style-name="Source_20_Text">.box:hover {</text:span></text:p>
      <text:p text:style-name="P3"><text:span text:style-name="Source_20_Text"><text:s text:c="4"/>border-radius: 50%;</text:span></text:p>
      <text:p text:style-name="P3"><text:span text:style-name="Source_20_Text"><text:s text:c="4"/>box-shadow: 0px 8px 16px rgba(0, 0, 0, 0.3);</text:span></text:p>
      <text:p text:style-name="P4"><text:span text:style-name="Source_20_Text">}</text:span></text:p>
      <text:p text:style-name="Text_20_body">🔥 <text:span text:style-name="Strong_20_Emphasis">Expected Result:</text:span> Box <text:span text:style-name="Strong_20_Emphasis">hover hone par gol ho jayega aur shadow smoothly aayega</text:span>.</text:p>
      <text:p text:style-name="Horizontal_20_Line"/>
      <text:h text:style-name="Heading_20_3" text:outline-level="3"><text:soft-page-break/>🔹 <text:span text:style-name="Strong_20_Emphasis">Step 4: Multi-Property Transitions</text:span></text:h>
      <text:p text:style-name="Text_20_body">👉 Ek saath <text:span text:style-name="Strong_20_Emphasis">multiple properties ko animate</text:span> karna seekho.<text:line-break/>✅ <text:span text:style-name="Strong_20_Emphasis">Practice Task 4:</text:span></text:p>
      <text:list xml:id="list2792264179" text:style-name="L5">
        <text:list-item>
          <text:p text:style-name="P14">Ek <text:span text:style-name="Source_20_Text">card</text:span> banao jo <text:span text:style-name="Strong_20_Emphasis">hover hone par thoda bada ho jaye, shadow add ho aur thoda upar uth jaye (translate effect)</text:span>.</text:p>
        </text:list-item>
      </text:list>
      <text:p text:style-name="Preformatted_20_Text">css</text:p>
      <text:p text:style-name="Preformatted_20_Text">CopyEdit</text:p>
      <text:p text:style-name="P3"><text:span text:style-name="Source_20_Text">.card {</text:span></text:p>
      <text:p text:style-name="P3"><text:span text:style-name="Source_20_Text"><text:s text:c="4"/>width: 200px;</text:span></text:p>
      <text:p text:style-name="P3"><text:span text:style-name="Source_20_Text"><text:s text:c="4"/>height: 100px;</text:span></text:p>
      <text:p text:style-name="P3"><text:span text:style-name="Source_20_Text"><text:s text:c="4"/>background-color: lightblue;</text:span></text:p>
      <text:p text:style-name="P3"><text:span text:style-name="Source_20_Text"><text:s text:c="4"/>transition: transform 0.4s ease, box-shadow 0.4s ease;</text:span></text:p>
      <text:p text:style-name="P3"><text:span text:style-name="Source_20_Text">}</text:span></text:p>
      <text:p text:style-name="P3"/>
      <text:p text:style-name="P3"><text:span text:style-name="Source_20_Text">.card:hover {</text:span></text:p>
      <text:p text:style-name="P3"><text:span text:style-name="Source_20_Text"><text:s text:c="4"/>transform: scale(1.1) translateY(-5px);</text:span></text:p>
      <text:p text:style-name="P3"><text:span text:style-name="Source_20_Text"><text:s text:c="4"/>box-shadow: 0px 8px 16px rgba(0, 0, 0, 0.3);</text:span></text:p>
      <text:p text:style-name="P4"><text:span text:style-name="Source_20_Text">}</text:span></text:p>
      <text:p text:style-name="Text_20_body">🔥 <text:span text:style-name="Strong_20_Emphasis">Expected Result:</text:span> Hover karne pe <text:span text:style-name="Strong_20_Emphasis">card thoda bada aur upar uth jayega</text:span>.</text:p>
      <text:p text:style-name="Horizontal_20_Line"/>
      <text:h text:style-name="Heading_20_3" text:outline-level="3">🔹 <text:span text:style-name="Strong_20_Emphasis">Step 5: CSS Animations (Keyframes)</text:span></text:h>
      <text:p text:style-name="Text_20_body">👉 <text:span text:style-name="Strong_20_Emphasis">Keyframes animation</text:span> sikhne ka time aagaya! Isme continuous animation create kar sakte ho.<text:line-break/>✅ <text:span text:style-name="Strong_20_Emphasis">Practice Task 5:</text:span></text:p>
      <text:list xml:id="list3504104770" text:style-name="L6">
        <text:list-item>
          <text:p text:style-name="P15">Ek <text:span text:style-name="Source_20_Text">div</text:span> ko <text:span text:style-name="Strong_20_Emphasis">infinite rotation animation</text:span> do.</text:p>
        </text:list-item>
      </text:list>
      <text:p text:style-name="Preformatted_20_Text">css</text:p>
      <text:p text:style-name="Preformatted_20_Text">CopyEdit</text:p>
      <text:p text:style-name="P3"><text:span text:style-name="Source_20_Text">@keyframes rotate {</text:span></text:p>
      <text:p text:style-name="P3"><text:span text:style-name="Source_20_Text"><text:s text:c="4"/>0% { transform: rotate(0deg); }</text:span></text:p>
      <text:p text:style-name="P3"><text:span text:style-name="Source_20_Text"><text:s text:c="4"/>100% { transform: rotate(360deg); }</text:span></text:p>
      <text:p text:style-name="P3"><text:span text:style-name="Source_20_Text">}</text:span></text:p>
      <text:p text:style-name="P3"/>
      <text:p text:style-name="P3"><text:span text:style-name="Source_20_Text">.box {</text:span></text:p>
      <text:p text:style-name="P3"><text:span text:style-name="Source_20_Text"><text:s text:c="4"/>width: 100px;</text:span></text:p>
      <text:p text:style-name="P3"><text:span text:style-name="Source_20_Text"><text:s text:c="4"/>height: 100px;</text:span></text:p>
      <text:p text:style-name="P3"><text:span text:style-name="Source_20_Text"><text:s text:c="4"/>background-color: red;</text:span></text:p>
      <text:p text:style-name="P3"><text:span text:style-name="Source_20_Text"><text:s text:c="4"/>animation: rotate 2s linear infinite;</text:span></text:p>
      <text:p text:style-name="P4"><text:span text:style-name="Source_20_Text">}</text:span></text:p>
      <text:p text:style-name="Text_20_body">🔥 <text:span text:style-name="Strong_20_Emphasis">Expected Result:</text:span> Box <text:span text:style-name="Strong_20_Emphasis">infinite rotate hoga</text:span>.</text:p>
      <text:p text:style-name="Horizontal_20_Line"/>
      <text:h text:style-name="Heading_20_2" text:outline-level="2">🎯 <text:span text:style-name="Strong_20_Emphasis">Final Learning Roadmap (1 Week Plan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Day</text:p>
            </table:table-cell>
            <table:table-cell table:style-name="Table3.A1" office:value-type="string">
              <text:p text:style-name="Table_20_Heading">Topic</text:p>
            </table:table-cell>
            <table:table-cell table:style-name="Table3.A1" office:value-type="string">
              <text:p text:style-name="Table_20_Heading">Task</text:p>
            </table:table-cell>
          </table:table-row>
        </table:table-header-rows>
        <table:table-row>
          <table:table-cell table:style-name="Table3.A1" office:value-type="string">
            <text:p text:style-name="Table_20_Contents">1-2</text:p>
          </table:table-cell>
          <table:table-cell table:style-name="Table3.A1" office:value-type="string">
            <text:p text:style-name="Table_20_Contents">Basic Transitions</text:p>
          </table:table-cell>
          <table:table-cell table:style-name="Table3.A1" office:value-type="string">
            <text:p text:style-name="Table_20_Contents">Color, Scale, Opacity ka transition test karo</text:p>
          </table:table-cell>
        </table:table-row>
        <table:table-row>
          <table:table-cell table:style-name="Table3.A1" office:value-type="string">
            <text:p text:style-name="Table_20_Contents">3-4</text:p>
          </table:table-cell>
          <table:table-cell table:style-name="Table3.A1" office:value-type="string">
            <text:p text:style-name="Table_20_Contents">Timing Functions</text:p>
          </table:table-cell>
          <table:table-cell table:style-name="Table3.A1" office:value-type="string">
            <text:p text:style-name="Table_20_Contents">ease, ease-in-out, linear ka difference dekho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Multi-Property Transition</text:p>
          </table:table-cell>
          <table:table-cell table:style-name="Table3.A1" office:value-type="string">
            <text:p text:style-name="Table_20_Contents">Transform + Box-shadow ka effect banao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CSS Animations (Keyframes)</text:p>
          </table:table-cell>
          <table:table-cell table:style-name="Table3.A1" office:value-type="string">
            <text:p text:style-name="Table_20_Contents">Rotate, Pulse aur Fade-in animations banao</text:p>
          </table:table-cell>
        </table:table-row>
        <text:soft-page-break/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Creative Experiment</text:p>
          </table:table-cell>
          <table:table-cell table:style-name="Table3.A1" office:value-type="string">
            <text:p text:style-name="Table_20_Contents">Apne animation ideas test karo</text:p>
          </table:table-cell>
        </table:table-row>
      </table:table>
      <text:p text:style-name="P6"/>
      <text:p text:style-name="P6"/>
      <text:h text:style-name="P1" text:outline-level="2"><text:span text:style-name="Strong_20_Emphasis">🔥 Bonus Tip:</text:span></text:h>
      <text:list xml:id="list2577403356" text:style-name="L7">
        <text:list-item>
          <text:p text:style-name="P17"><text:span text:style-name="Strong_20_Emphasis">Ek ek chiz practice karo, jaldi rush mat karo.</text:span></text:p>
        </text:list-item>
        <text:list-item>
          <text:p text:style-name="P17"><text:span text:style-name="Strong_20_Emphasis">Code ko khud likho aur experiment karo</text:span> (copy-paste mat karo).</text:p>
        </text:list-item>
        <text:list-item>
          <text:p text:style-name="P16"><text:span text:style-name="Strong_20_Emphasis">CSS Animations aur Transitions ka ek real-life project banao</text:span> jaise <text:span text:style-name="Strong_20_Emphasis">card hover effects, button animations, loading spinners</text:span>.</text:p>
        </text:list-item>
      </text:list>
      <text:p text:style-name="Text_20_body">Agar step-by-step chalega to <text:span text:style-name="Strong_20_Emphasis">1 week me mast animations seekh lega!</text:span> 😎🔥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1:21:54.637182824</meta:creation-date>
    <dc:date>2025-03-02T11:25:45.277346039</dc:date>
    <meta:editing-duration>PT3M52S</meta:editing-duration>
    <meta:editing-cycles>1</meta:editing-cycles>
    <meta:document-statistic meta:table-count="3" meta:image-count="0" meta:object-count="0" meta:page-count="5" meta:paragraph-count="172" meta:word-count="921" meta:character-count="5867" meta:non-whitespace-character-count="4990"/>
    <meta:generator>LibreOffice/7.3.7.2$Linux_X86_64 LibreOffice_project/30$Build-2</meta:generator>
  </office:meta>
</office:document-meta>
</file>